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258cm"/>
    </style:style>
    <style:style style:name="gr2" style:family="graphic" style:parent-style-name="standard">
      <style:graphic-properties draw:textarea-horizontal-align="justify" draw:textarea-vertical-align="middle" draw:auto-grow-height="false" fo:min-height="3.402cm" fo:min-width="1.501cm"/>
    </style:style>
    <style:style style:name="gr3" style:family="graphic" style:parent-style-name="standard">
      <style:graphic-properties draw:fill="solid" draw:fill-color="#bcaed5" draw:textarea-horizontal-align="justify" draw:textarea-vertical-align="middle" draw:auto-grow-height="false" fo:min-height="0.648cm" fo:min-width="0.398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648cm" fo:min-width="0.398cm"/>
    </style:style>
    <style:style style:name="gr5" style:family="graphic" style:parent-style-name="standard">
      <style:graphic-properties draw:textarea-horizontal-align="justify" draw:textarea-vertical-align="middle" draw:auto-grow-height="false" fo:min-height="1.096cm" fo:min-width="0.644cm"/>
    </style:style>
    <style:style style:name="gr6" style:family="graphic" style:parent-style-name="standard">
      <style:graphic-properties draw:stroke="none" svg:stroke-color="#000000" draw:fill="none" draw:fill-color="#ffffff" fo:min-height="0.661cm"/>
    </style:style>
    <style:style style:name="gr7" style:family="graphic" style:parent-style-name="standard">
      <style:graphic-properties draw:textarea-horizontal-align="justify" draw:textarea-vertical-align="middle" draw:auto-grow-height="false" fo:min-height="1.147cm" fo:min-width="1.024cm"/>
    </style:style>
    <style:style style:name="gr8" style:family="graphic" style:parent-style-name="standard">
      <style:graphic-properties draw:textarea-horizontal-align="justify" draw:textarea-vertical-align="middle" draw:auto-grow-height="false" fo:min-height="0.178cm" fo:min-width="0.924cm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2.134cm"/>
    </style:style>
    <style:style style:name="gr12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bcaed5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64cm" svg:height="0.962cm" draw:transform="rotate (-0.000523598775597623) translate (18.273cm 4.302cm)">
          <draw:text-box>
            <text:p>Server</text:p>
          </draw:text-box>
        </draw:frame>
        <draw:custom-shape draw:style-name="gr2" draw:text-style-name="P2" xml:id="id1" draw:id="id1" draw:layer="layout" svg:width="2.667cm" svg:height="4.318cm" svg:x="18.145cm" svg:y="5.57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3" xml:id="id3" draw:id="id3" draw:layer="layout" svg:width="1.27cm" svg:height="1.27cm" svg:x="1.508cm" svg:y="6.969cm">
          <text:p text:style-name="P2"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4" xml:id="id4" draw:id="id4" draw:layer="layout" svg:width="1.27cm" svg:height="1.27cm" svg:x="26.654cm" svg:y="9.12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2" draw:layer="layout" svg:width="1.143cm" svg:height="1.524cm" svg:x="23.733cm" svg:y="6.58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1" draw:layer="layout" svg:width="3.682cm" svg:height="0.962cm" draw:transform="rotate (-0.000523598775597623) translate (22.337cm 5.572cm)">
          <draw:text-box>
            <text:p>Document</text:p>
          </draw:text-box>
        </draw:frame>
        <draw:frame draw:style-name="gr6" draw:text-style-name="P1" draw:layer="layout" svg:width="3.682cm" svg:height="1.673cm" draw:transform="rotate (-0.000523598775597623) translate (1.128cm 8.418cm)">
          <draw:text-box>
            <text:p>Human User</text:p>
          </draw:text-box>
        </draw:frame>
        <draw:custom-shape draw:style-name="gr7" draw:text-style-name="P2" xml:id="id2" draw:id="id2" draw:layer="layout" svg:width="1.524cm" svg:height="1.397cm" svg:x="9.509cm" svg:y="8.7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draw:layer="layout" svg:width="2.54cm" svg:height="0.762cm" draw:transform="rotate (3.1398473243378) translate (11.541cm 10.906cm)">
          <text:p/>
          <draw:enhanced-geometry svg:viewBox="0 0 21600 21600" draw:glue-points="?f6 10800 10800 21600 ?f5 10800 10800 0" draw:text-areas="?f3 ?f3 ?f4 ?f4" draw:type="trapezoid" draw:modifiers="4819.834710743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9" draw:text-style-name="P1" draw:layer="layout" svg:width="2.158cm" svg:height="0.962cm" draw:transform="rotate (-0.000523598775597623) translate (9.13cm 7.653cm)">
          <draw:text-box>
            <text:p>Client</text:p>
          </draw:text-box>
        </draw:frame>
        <draw:connector draw:style-name="gr10" draw:text-style-name="P4" draw:layer="layout" draw:type="curve" svg:x1="18.145cm" svg:y1="8.065cm" svg:x2="11.033cm" svg:y2="9.441cm" draw:start-shape="id1" draw:start-glue-point="6" draw:end-shape="id2" svg:d="M18145 8065c-5334 0-1778 1376-7112 1376" svg:viewBox="0 0 7113 1377">
          <text:p/>
        </draw:connector>
        <draw:connector draw:style-name="gr10" draw:text-style-name="P4" draw:layer="layout" draw:type="curve" svg:x1="9.509cm" svg:y1="9.442cm" svg:x2="2.778cm" svg:y2="7.604cm" draw:start-shape="id2" draw:start-glue-point="5" draw:end-shape="id3" draw:end-glue-point="10" svg:d="M9509 9442c-5047 0-1682-1838-6731-1838" svg:viewBox="0 0 6732 1839">
          <text:p/>
        </draw:connector>
        <draw:frame draw:style-name="gr11" draw:text-style-name="P1" draw:layer="layout" svg:width="4.699cm" svg:height="2.384cm" svg:x="4.429cm" svg:y="5.855cm">
          <draw:text-box>
            <text:p>Sense-making process</text:p>
          </draw:text-box>
        </draw:frame>
        <draw:connector draw:style-name="gr10" draw:text-style-name="P4" draw:layer="layout" draw:type="curve" svg:x1="26.654cm" svg:y1="9.763cm" svg:x2="20.812cm" svg:y2="7.398cm" draw:start-shape="id4" draw:start-glue-point="6" draw:end-shape="id1" draw:end-glue-point="9" svg:d="M26654 9763c-4381 0-1461-2365-5842-2365" svg:viewBox="0 0 5843 2366">
          <text:p/>
        </draw:connector>
        <draw:custom-shape draw:style-name="gr5" draw:text-style-name="P2" draw:layer="layout" svg:width="1.143cm" svg:height="1.524cm" svg:x="13.954cm" svg:y="6.71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1" draw:layer="layout" svg:width="3.682cm" svg:height="0.962cm" draw:transform="rotate (-0.000523598775597623) translate (12.685cm 5.751cm)">
          <draw:text-box>
            <text:p>Document</text:p>
          </draw:text-box>
        </draw:frame>
        <draw:frame draw:style-name="gr12" draw:text-style-name="P1" draw:layer="layout" svg:width="2.54cm" svg:height="1.673cm" draw:transform="rotate (-0.000523598775597623) translate (25.765cm 10.525cm)">
          <draw:text-box>
            <text:p>Human Us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15T18:51:43.599539297</meta:creation-date>
    <dc:date>2021-07-01T02:06:42.874701403</dc:date>
    <meta:editing-duration>PT13M22S</meta:editing-duration>
    <meta:editing-cycles>5</meta:editing-cycles>
    <meta:generator>LibreOffice/6.0.7.3$Linux_X86_64 LibreOffice_project/00m0$Build-3</meta:generator>
    <meta:document-statistic meta:object-count="17"/>
  </office:meta>
</office:document-meta>
</file>